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text-properties style:font-name="Ari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r at projektet kunne realiseres, har vi arbejdet efter iterative metoder. Dette har givet os</text:p>
      <text:p text:style-name="P1">et bedre overblik, da projektet er blevet brudt ned i mindre dele. Vi har derfor kunnet</text:p>
      <text:p text:style-name="P1">fokusere på enkelte dele af projektet frem for projektet som helhed.</text:p>
      <text:p text:style-name="P1">Vi har arbejdet efter UP, som overordnet består af fire faser.</text:p>
      <text:p text:style-name="P1">• Inception</text:p>
      <text:p text:style-name="P1">• Elaboration</text:p>
      <text:p text:style-name="P1">• Construction</text:p>
      <text:p text:style-name="P1">• Transition</text:p>
      <text:p text:style-name="P1">Idet UP er fleksibel og åben, har vi samtidig også brugt noget fra andre agile metoder, især XP, her har vi benyttet os af pair programming og Test-driven development (TDD). Som framework har vi brugt Scrum. Scrum har vi især gjort brug af. Vi har haft en product backlog, hvor alle vores use cases havde forskellige prioriteter, afhængig hvor vigtigt de var for at opnå vores mål. En scrum tavle, så vi hele tiden vidste hvad der skulle laves, samt har vi kunne følge udviklingen på burn down chart. Endvidere har vi så tit muligt holdt daily scrum, samt evalueret os selv efter hvert sprint ved at holde retroperspektiv. Vi har prøvet at estimere vores focus factor, ud fra de antal mandedage vi havde til rådighed, men idet der løbende har været afleveringer og andre ting, endte det ikke med at være så brugbart. </text:p>
      <text:p text:style-name="P2">Inception</text:p>
      <text:p text:style-name="P1">Den korteste af alle faserne – herunder beskrev vi visionen for vores firma og de risici, der</text:p>
      <text:p text:style-name="P1">var forbundet ved udarbejdelse af projektet.</text:p>
      <text:p text:style-name="P2">Elaboration</text:p>
      <text:p text:style-name="P1">Målet for denne fase var at analysere problemstillingerne og fastlægge en grundlæggende</text:p>
      <text:p text:style-name="P1">arkitektur for systemet. Dette blev gjort igennem en kravspecifikation og en accepttest.</text:p>
      <text:p text:style-name="P1">I kravspecifikation arbejdede vi efter use case driven design for at fastlægge de</text:p>
      <text:p text:style-name="P1">overordnede krav til systemet, og accepttesten blev udformet og skrevet ud fra denne.</text:p>
      <text:p text:style-name="P2">Construction</text:p>
      <text:p text:style-name="P1">Den største fase i projektet, som derfor foregår over flere iterationer. Her byggede vi</text:p>
      <text:p text:style-name="P1">systemet ud fra det fundament, vi havde lagt i Elaboration-fasen.</text:p>
      <text:p text:style-name="P1">Construction-fasen bestod af tre iterationer, hvor hver iteration var timeboxed. I opstart af</text:p>
      <text:p text:style-name="P1">hver iteration tog vi nogle af de use cases med højst risici og udarbejdede fully dressed</text:p>
      <text:p text:style-name="P1">use cases ud af dem. Vi tog altså en lille del af systemet, som vi implementerede, testede</text:p>
      <text:p text:style-name="P1">og integrerede. Systemet er altså blevet inkrementeret efter hver iteration i den forstand, at</text:p>
      <text:p text:style-name="P1">det har fået udvidet funktionalitet. Der blev samtidigt lavet sekvensdiagrammer for koden, dette var med til at gøre, at vi kunne holde overblik over, hvordan det fungerer over tid.</text:p>
      <text:p text:style-name="P1"><text:soft-page-break/>Ligeledes har vi fået feedback efter hver iteration af vejlederen ved brug af accepttesten.</text:p>
      <text:p text:style-name="P1">Vi har således kunne tilpasse os selv og forøge vores arbejdsværdier.</text:p>
      <text:p text:style-name="P2">Transition</text:p>
      <text:p text:style-name="P1">Den sidste fase, hvor det færdige system overleveres til slutbruge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1T11:59:20.83</meta:creation-date>
    <meta:document-statistic meta:table-count="0" meta:image-count="0" meta:object-count="0" meta:page-count="2" meta:paragraph-count="29" meta:word-count="430" meta:character-count="2627" meta:non-whitespace-character-count="2225"/>
    <dc:date>2012-05-21T12:39:09.25</dc:date>
    <meta:editing-duration>PT9M28S</meta:editing-duration>
    <meta:editing-cycles>1</meta:editing-cycles>
    <meta:generator>LibreOffice/3.4$Win32 LibreOffice_project/340m1$Build-402</meta:generator>
  </office:meta>
</office:document-meta>
</file>